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560000006BE395C8F607AC2035.gif" manifest:media-type="image/gif"/>
  <manifest:file-entry manifest:full-path="Pictures/10000201000001C10000006951CF648C819E6E96.png" manifest:media-type="image/png"/>
  <manifest:file-entry manifest:full-path="Pictures/10000201000002B5000002652654F5439BA2501C.png" manifest:media-type="image/png"/>
  <manifest:file-entry manifest:full-path="Pictures/10000000000000F0000000F03612FCC5ECE7771D.png" manifest:media-type="image/png"/>
  <manifest:file-entry manifest:full-path="Pictures/1000000000000138000000A16E497A9FC2322A93.png" manifest:media-type="image/png"/>
  <manifest:file-entry manifest:full-path="Pictures/10000000000000F0000000B847D109D9062AF7FB.jpg" manifest:media-type="image/jpeg"/>
  <manifest:file-entry manifest:full-path="Pictures/10000201000002260000008B9ACFFE258EEA5D63.png" manifest:media-type="image/png"/>
  <manifest:file-entry manifest:full-path="Pictures/10000000000001600000008FFE29A2EB80F8C22D.jpg" manifest:media-type="image/jpeg"/>
  <manifest:file-entry manifest:full-path="Pictures/10000000000000C8000000861C7C833A2AAABB52.jpg" manifest:media-type="image/jpeg"/>
  <manifest:file-entry manifest:full-path="Pictures/10000201000003A100000127A5C914488FCB4DED.png" manifest:media-type="image/png"/>
  <manifest:file-entry manifest:full-path="Pictures/1000020100000230000000E4AC6DC1A191743E87.png" manifest:media-type="image/png"/>
  <manifest:file-entry manifest:full-path="Pictures/1000000000000258000000B29A3AA3BCDACC0F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 style:font-name="Arial" fo:font-size="36pt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0000ff" style:font-name="Arial" fo:font-size="36pt" fo:font-weight="bold" style:font-size-asian="18pt" style:font-size-complex="18pt"/>
    </style:style>
    <style:style style:name="P4" style:family="paragraph">
      <style:text-properties fo:color="#ff0000" style:font-name="Bitstream Charter" fo:font-size="36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0000" style:font-name="Bitstream Charter" fo:font-size="36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ff" style:font-name="Arial" fo:font-size="36pt" fo:font-weight="bold" style:font-size-asian="18pt" style:font-size-complex="18pt"/>
    </style:style>
    <style:style style:name="T2" style:family="text">
      <style:text-properties fo:color="#ff0000" style:font-name="Bitstream Charter" fo:font-size="3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74cm" svg:height="2.411cm" svg:x="21.348cm" svg:y="0.983cm">
          <draw:image xlink:href="Pictures/1000000000000138000000A16E497A9FC2322A93.png" xlink:type="simple" xlink:show="embed" xlink:actuate="onLoad">
            <text:p/>
          </draw:image>
        </draw:frame>
        <draw:frame draw:style-name="gr1" draw:text-style-name="P1" draw:layer="layout" svg:width="7.641cm" svg:height="1.931cm" svg:x="16.918cm" svg:y="3.764cm">
          <draw:image xlink:href="Pictures/10000201000002260000008B9ACFFE258EEA5D63.png" xlink:type="simple" xlink:show="embed" xlink:actuate="onLoad">
            <text:p/>
          </draw:image>
        </draw:frame>
        <draw:frame draw:style-name="gr1" draw:text-style-name="P1" draw:layer="layout" svg:width="4.05cm" svg:height="3.582cm" svg:x="11.43cm" svg:y="1.905cm">
          <draw:image xlink:href="Pictures/10000201000002B5000002652654F5439BA2501C.png" xlink:type="simple" xlink:show="embed" xlink:actuate="onLoad">
            <text:p/>
          </draw:image>
        </draw:frame>
        <draw:frame draw:style-name="gr1" draw:text-style-name="P1" draw:layer="layout" svg:width="6.349cm" svg:height="6.349cm" svg:x="0cm" svg:y="0.001cm">
          <draw:image xlink:href="Pictures/10000000000000F0000000F03612FCC5ECE7771D.png" xlink:type="simple" xlink:show="embed" xlink:actuate="onLoad">
            <text:p/>
          </draw:image>
        </draw:frame>
        <draw:frame draw:style-name="gr1" draw:text-style-name="P1" draw:layer="layout" svg:width="5.836cm" svg:height="2.371cm" svg:x="6.483cm" svg:y="0.296cm">
          <draw:image xlink:href="Pictures/10000000000001600000008FFE29A2EB80F8C22D.jpg" xlink:type="simple" xlink:show="embed" xlink:actuate="onLoad">
            <text:p/>
          </draw:image>
        </draw:frame>
        <draw:frame draw:style-name="gr1" draw:text-style-name="P1" draw:layer="layout" svg:width="5.291cm" svg:height="3.544cm" svg:x="0.381cm" svg:y="9.398cm">
          <draw:image xlink:href="Pictures/10000000000000C8000000861C7C833A2AAABB52.jpg" xlink:type="simple" xlink:show="embed" xlink:actuate="onLoad">
            <text:p/>
          </draw:image>
        </draw:frame>
        <draw:frame draw:style-name="gr1" draw:text-style-name="P1" draw:layer="layout" svg:width="6.769cm" svg:height="5.189cm" svg:x="21.781cm" svg:y="7.834cm">
          <draw:image xlink:href="Pictures/10000000000000F0000000B847D109D9062AF7FB.jpg" xlink:type="simple" xlink:show="embed" xlink:actuate="onLoad">
            <text:p/>
          </draw:image>
        </draw:frame>
        <draw:frame draw:style-name="gr2" draw:text-style-name="P1" draw:layer="layout" svg:width="7.646cm" svg:height="2.428cm" draw:transform="rotate (-3.14159265358979) translate (13.97cm 12.319cm)">
          <draw:image xlink:href="Pictures/10000201000003A100000127A5C914488FCB4DED.png" xlink:type="simple" xlink:show="embed" xlink:actuate="onLoad">
            <text:p/>
          </draw:image>
        </draw:frame>
        <draw:frame draw:style-name="gr1" draw:text-style-name="P1" draw:layer="layout" svg:width="7.002cm" svg:height="2.85cm" svg:x="19.869cm" svg:y="17.978cm">
          <draw:image xlink:href="Pictures/1000020100000230000000E4AC6DC1A191743E87.png" xlink:type="simple" xlink:show="embed" xlink:actuate="onLoad">
            <text:p/>
          </draw:image>
        </draw:frame>
        <draw:frame draw:style-name="gr1" draw:text-style-name="P1" draw:layer="layout" svg:width="7.804cm" svg:height="2.315cm" svg:x="13.462cm" svg:y="16.002cm">
          <draw:image xlink:href="Pictures/1000000000000258000000B29A3AA3BCDACC0FC8.png" xlink:type="simple" xlink:show="embed" xlink:actuate="onLoad">
            <text:p/>
          </draw:image>
        </draw:frame>
        <draw:frame draw:style-name="gr2" draw:text-style-name="P1" draw:layer="layout" svg:width="7.057cm" svg:height="1.65cm" draw:transform="rotate (-3.14159265358979) translate (7.438cm 20.447cm)">
          <draw:image xlink:href="Pictures/10000201000001C10000006951CF648C819E6E96.png" xlink:type="simple" xlink:show="embed" xlink:actuate="onLoad">
            <text:p/>
          </draw:image>
        </draw:frame>
        <draw:frame draw:style-name="gr3" draw:text-style-name="P3" draw:layer="layout" svg:width="9.144cm" svg:height="1.778cm" svg:x="3.81cm" svg:y="16.891cm">
          <draw:text-box>
            <text:p text:style-name="P2"><text:span text:style-name="T1">SpatialSpark</text:span></text:p>
          </draw:text-box>
        </draw:frame>
        <draw:frame draw:style-name="gr3" draw:text-style-name="P5" draw:layer="layout" svg:width="9.144cm" svg:height="1.778cm" svg:x="13.335cm" svg:y="8.255cm">
          <draw:text-box>
            <text:p text:style-name="P4"><text:span text:style-name="T2">MD-Hbase</text:span></text:p>
          </draw:text-box>
        </draw:frame>
        <draw:line draw:style-name="gr4" draw:text-style-name="P6" draw:layer="layout" svg:x1="1.27cm" svg:y1="6.985cm" svg:x2="26.543cm" svg:y2="6.985cm">
          <text:p/>
        </draw:line>
        <draw:line draw:style-name="gr4" draw:text-style-name="P6" draw:layer="layout" svg:x1="1.271cm" svg:y1="15.285cm" svg:x2="26.544cm" svg:y2="15.285cm">
          <text:p/>
        </draw:line>
        <draw:frame draw:style-name="gr1" draw:text-style-name="P1" draw:layer="layout" svg:width="10.157cm" svg:height="1.816cm" svg:x="13.432cm" svg:y="12cm">
          <draw:image xlink:href="Pictures/10000200000002560000006BE395C8F607AC2035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2_20_Dots_20_3_20_Dashes" svg:stroke-width="0.102cm" svg:stroke-color="#80808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1-08T17:31:00.854325507</meta:creation-date>
    <dc:date>2016-11-08T17:50:12.518095731</dc:date>
    <dc:creator>and </dc:creator>
    <meta:editing-duration>PT15M4S</meta:editing-duration>
    <meta:editing-cycles>2</meta:editing-cycles>
    <meta:generator>LibreOffice/5.0.6.2$Linux_X86_64 LibreOffice_project/00m0$Build-2</meta:generator>
    <meta:document-statistic meta:object-count="16"/>
  </office:meta>
</office:document-meta>
</file>